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7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7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7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7">
      <style:table-cell-properties fo:background-color="#ffff99"/>
    </style:style>
    <style:style style:name="ce13" style:family="table-cell" style:parent-style-name="Default" style:data-style-name="N117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7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7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18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18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18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ce5"/>
        <table:table-column table:style-name="co2" table:default-cell-style-name="ce7"/>
        <table:table-column table:style-name="co4" table:default-cell-style-name="ce10"/>
        <table:table-column table:style-name="co5" table:default-cell-style-name="ce15"/>
        <table:table-column table:style-name="co6" table:number-columns-repeated="2" table:default-cell-style-name="ce16"/>
        <table:table-column table:style-name="co6" table:number-columns-repeated="2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82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1P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3P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office:value-type="string">
            <text:p>Lab Final</text:p>
          </table:table-cell>
          <table:table-cell table:style-name="ce9"/>
          <table:table-cell table:style-name="ce11" office:value-type="string">
            <text:p>E1</text:p>
          </table:table-cell>
          <table:table-cell table:style-name="ce11" office:value-type="string">
            <text:p>E2</text:p>
          </table:table-cell>
          <table:table-cell table:style-name="ce11" office:value-type="string">
            <text:p>E3</text:p>
          </table:table-cell>
          <table:table-cell office:value-type="string">
            <text:p>Exam Final</text:p>
          </table:table-cell>
          <table:table-cell table:style-name="ce9"/>
          <table:table-cell table:style-name="ce11" office:value-type="string">
            <text:p>CP1</text:p>
          </table:table-cell>
          <table:table-cell table:style-name="ce6" office:value-type="string">
            <text:p>CP Final</text:p>
          </table:table-cell>
          <table:table-cell table:style-name="ce9"/>
          <table:table-cell table:style-name="ce11" office:value-type="string">
            <text:p>FP1</text:p>
          </table:table-cell>
          <table:table-cell table:style-name="ce11" office:value-type="string">
            <text:p>FP2</text:p>
          </table:table-cell>
          <table:table-cell table:style-name="ce11" office:value-type="string">
            <text:p>FP3</text:p>
          </table:table-cell>
          <table:table-cell table:style-name="ce11" office:value-type="string">
            <text:p>FP4</text:p>
          </table:table-cell>
          <table:table-cell table:style-name="ce13" office:value-type="string">
            <text:p>FP Final</text:p>
          </table:table-cell>
          <table:table-cell table:style-name="ce9"/>
          <table:table-cell table:style-name="ce4" office:value-type="string">
            <text:p>IM</text:p>
          </table:table-cell>
          <table:table-cell table:style-name="ce6" office:value-type="string">
            <text:p>IM Final</text:p>
          </table:table-cell>
          <table:table-cell table:style-name="ce9"/>
          <table:table-cell table:style-name="ce14" office:value-type="string">
            <text:p>Final Grade</text:p>
          </table:table-cell>
          <table:table-cell office:value-type="string">
            <text:p>Final Grade</text:p>
          </table:table-cell>
          <table:table-cell office:value-type="string">
            <text:p>Submit Grade</text:p>
          </table:table-cell>
          <table:table-cell table:style-name="ce16" office:value-type="string">
            <text:p>Final GPA</text:p>
          </table:table-cell>
          <table:table-cell table:style-name="ce16" office:value-type="string">
            <text:p>Submit GPA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1" office:value-type="string">
            <text:p>Numerical Grade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3" office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82"/>
        </table:table-row>
        <table:table-row table:style-name="ro1">
          <table:table-cell table:style-name="ce2" office:value-type="string">
            <text:p>Sarah Barlow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office:value-type="string">
            <text:p>C+</text:p>
          </table:table-cell>
          <table:table-cell table:style-name="ce7" table:formula="of:=(SUM(VLOOKUP([.B2]; [.$AI$2:.$AJ$14]; 2; 0); VLOOKUP([.C2]; [.$AI$2:.$AJ$14]; 2; 0); VLOOKUP([.D2]; [.$AI$2:.$AJ$14]; 2; 0); VLOOKUP([.E2]; [.$AI$2:.$AJ$14]; 2; 0); VLOOKUP([.F2]; [.$AI$2:.$AJ$14]; 2; 0); VLOOKUP([.G2];[.$AI$2:.$AJ$14]; 2; 0); VLOOKUP([.H2]; [.$AI$2:.$AJ$14]; 2; 0); VLOOKUP([.I2]; [.$AI$2:.$AJ$14]; 2; 0)))/800*0.3" office:value-type="float" office:value="0.2805">
            <text:p>0.28050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1">
            <text:p>81</text:p>
          </table:table-cell>
          <table:table-cell table:style-name="ce7" table:formula="of:=[.L2]/50*0.15 + [.M2]/50*0.15 + [.N2]/100*0.2" office:value-type="float" office:value="0.423">
            <text:p>0.42300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Q2]; [.$AI$2:.$AJ$14]; 2; 0)/100*0.05" office:value-type="float" office:value="0.0445">
            <text:p>0.0445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7" table:formula="of:=SUM(VLOOKUP([.T2]; [.$AI$2:.$AJ$14]; 2; 0); VLOOKUP([.U2]; [.$AI$2:.$AJ$14]; 2; 0); VLOOKUP([.V2]; [.$AI$2:.$AJ$14]; 2; 0); VLOOKUP([.W2]; [.$AI$2:.$AJ$14]; 2; 0))/400*0.1" office:value-type="float" office:value="0.09275">
            <text:p>0.09275</text:p>
          </table:table-cell>
          <table:table-cell/>
          <table:table-cell office:value-type="float" office:value="120">
            <text:p>120</text:p>
          </table:table-cell>
          <table:table-cell table:formula="of:=MIN([.Z2]; 120) / 120 * 0.05" office:value-type="float" office:value="0.05">
            <text:p>0.05000</text:p>
          </table:table-cell>
          <table:table-cell/>
          <table:table-cell table:style-name="ce14" table:formula="of:=[.J2] + [.O2] + [.R2] + [.X2] + [.AA2]" office:value-type="float" office:value="0.89075">
            <text:p>0.89075</text:p>
          </table:table-cell>
          <table:table-cell table:style-name="ce17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B+">
            <text:p>B+</text:p>
          </table:table-cell>
          <table:table-cell table:style-name="ce17" office:value-type="string">
            <text:p>B+</text:p>
          </table:table-cell>
          <table:table-cell table:style-name="ce16" table:formula="of:=VLOOKUP([.AD2]; [.$AL$2:.$AM$14]; 2; 0)" office:value-type="float" office:value="3.3">
            <text:p>3.3</text:p>
          </table:table-cell>
          <table:table-cell table:style-name="ce16" table:formula="of:=VLOOKUP([.AE2]; [.$AL$2:.$AM$14]; 2; 0)" office:value-type="float" office:value="3.3">
            <text:p>3.3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Nathaniel Blake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 table:number-columns-repeated="2" office:value-type="string">
            <text:p>A</text:p>
          </table:table-cell>
          <table:table-cell table:style-name="ce7" table:formula="of:=(SUM(VLOOKUP([.B3]; [.$AI$2:.$AJ$14]; 2; 0); VLOOKUP([.C3]; [.$AI$2:.$AJ$14]; 2; 0); VLOOKUP([.D3]; [.$AI$2:.$AJ$14]; 2; 0); VLOOKUP([.E3]; [.$AI$2:.$AJ$14]; 2; 0); VLOOKUP([.F3]; [.$AI$2:.$AJ$14]; 2; 0); VLOOKUP([.G3];[.$AI$2:.$AJ$14]; 2; 0); VLOOKUP([.H3]; [.$AI$2:.$AJ$14]; 2; 0); VLOOKUP([.I3]; [.$AI$2:.$AJ$14]; 2; 0)))/800*0.3" office:value-type="float" office:value="0.289125">
            <text:p>0.28913</text:p>
          </table:table-cell>
          <table:table-cell/>
          <table:table-cell table:number-columns-repeated="2" table:style-name="ce5" office:value-type="float" office:value="48">
            <text:p>48</text:p>
          </table:table-cell>
          <table:table-cell table:style-name="ce5" office:value-type="float" office:value="98">
            <text:p>98</text:p>
          </table:table-cell>
          <table:table-cell table:style-name="ce7" table:formula="of:=[.L3]/50*0.15 + [.M3]/50*0.15 + [.N3]/100*0.2" office:value-type="float" office:value="0.484">
            <text:p>0.484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Q3]; [.$AI$2:.$AJ$14]; 2; 0)/100*0.05" office:value-type="float" office:value="0.048">
            <text:p>0.04800</text:p>
          </table:table-cell>
          <table:table-cell/>
          <table:table-cell table:number-columns-repeated="3" table:style-name="ce5" office:value-type="string">
            <text:p>A</text:p>
          </table:table-cell>
          <table:table-cell table:style-name="ce5" office:value-type="string">
            <text:p>A+</text:p>
          </table:table-cell>
          <table:table-cell table:style-name="ce7" table:formula="of:=SUM(VLOOKUP([.T3]; [.$AI$2:.$AJ$14]; 2; 0); VLOOKUP([.U3]; [.$AI$2:.$AJ$14]; 2; 0); VLOOKUP([.V3]; [.$AI$2:.$AJ$14]; 2; 0); VLOOKUP([.W3]; [.$AI$2:.$AJ$14]; 2; 0))/400*0.1" office:value-type="float" office:value="0.09675">
            <text:p>0.09675</text:p>
          </table:table-cell>
          <table:table-cell/>
          <table:table-cell office:value-type="float" office:value="150">
            <text:p>150</text:p>
          </table:table-cell>
          <table:table-cell table:formula="of:=MIN([.Z3]; 120) / 120 * 0.05" office:value-type="float" office:value="0.05">
            <text:p>0.05000</text:p>
          </table:table-cell>
          <table:table-cell/>
          <table:table-cell table:style-name="ce14" table:formula="of:=[.J3] + [.O3] + [.R3] + [.X3] + [.AA3]" office:value-type="float" office:value="0.967875">
            <text:p>0.96788</text:p>
          </table:table-cell>
          <table:table-cell table:style-name="ce17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A">
            <text:p>A</text:p>
          </table:table-cell>
          <table:table-cell table:style-name="ce17" office:value-type="string">
            <text:p>A</text:p>
          </table:table-cell>
          <table:table-cell table:style-name="ce16" table:formula="of:=VLOOKUP([.AD3]; [.$AL$2:.$AM$14]; 2; 0)" office:value-type="float" office:value="4">
            <text:p>4</text:p>
          </table:table-cell>
          <table:table-cell table:style-name="ce16" table:formula="of:=VLOOKUP([.AE3]; [.$AL$2:.$AM$14]; 2; 0)" office:value-type="float" office:value="4">
            <text:p>4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Ryan Cambier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4]; [.$AI$2:.$AJ$14]; 2; 0); VLOOKUP([.C4]; [.$AI$2:.$AJ$14]; 2; 0); VLOOKUP([.D4]; [.$AI$2:.$AJ$14]; 2; 0); VLOOKUP([.E4]; [.$AI$2:.$AJ$14]; 2; 0); VLOOKUP([.F4]; [.$AI$2:.$AJ$14]; 2; 0); VLOOKUP([.G4];[.$AI$2:.$AJ$14]; 2; 0); VLOOKUP([.H4]; [.$AI$2:.$AJ$14]; 2; 0); VLOOKUP([.I4]; [.$AI$2:.$AJ$14]; 2; 0)))/800*0.3" office:value-type="float" office:value="0.279375">
            <text:p>0.27938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87">
            <text:p>87</text:p>
          </table:table-cell>
          <table:table-cell table:style-name="ce7" table:formula="of:=[.L4]/50*0.15 + [.M4]/50*0.15 + [.N4]/100*0.2" office:value-type="float" office:value="0.441">
            <text:p>0.44100</text:p>
          </table:table-cell>
          <table:table-cell/>
          <table:table-cell table:style-name="ce5" office:value-type="string">
            <text:p>A-</text:p>
          </table:table-cell>
          <table:table-cell table:style-name="ce7" table:formula="of:=VLOOKUP([.Q4]; [.$AI$2:.$AJ$14]; 2; 0)/100*0.05" office:value-type="float" office:value="0.0465">
            <text:p>0.046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7" table:formula="of:=SUM(VLOOKUP([.T4]; [.$AI$2:.$AJ$14]; 2; 0); VLOOKUP([.U4]; [.$AI$2:.$AJ$14]; 2; 0); VLOOKUP([.V4]; [.$AI$2:.$AJ$14]; 2; 0); VLOOKUP([.W4]; [.$AI$2:.$AJ$14]; 2; 0))/400*0.1" office:value-type="float" office:value="0.09525">
            <text:p>0.09525</text:p>
          </table:table-cell>
          <table:table-cell/>
          <table:table-cell office:value-type="float" office:value="60">
            <text:p>60</text:p>
          </table:table-cell>
          <table:table-cell table:formula="of:=MIN([.Z4]; 120) / 120 * 0.05" office:value-type="float" office:value="0.025">
            <text:p>0.02500</text:p>
          </table:table-cell>
          <table:table-cell/>
          <table:table-cell table:style-name="ce14" table:formula="of:=[.J4] + [.O4] + [.R4] + [.X4] + [.AA4]" office:value-type="float" office:value="0.887125">
            <text:p>0.88713</text:p>
          </table:table-cell>
          <table:table-cell table:style-name="ce17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B+">
            <text:p>B+</text:p>
          </table:table-cell>
          <table:table-cell table:style-name="ce17" office:value-type="string">
            <text:p>B+</text:p>
          </table:table-cell>
          <table:table-cell table:style-name="ce16" table:formula="of:=VLOOKUP([.AD4]; [.$AL$2:.$AM$14]; 2; 0)" office:value-type="float" office:value="3.3">
            <text:p>3.3</text:p>
          </table:table-cell>
          <table:table-cell table:style-name="ce16" table:formula="of:=VLOOKUP([.AE4]; [.$AL$2:.$AM$14]; 2; 0)" office:value-type="float" office:value="3.3">
            <text:p>3.3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Tristan Challener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style-name="ce7" table:formula="of:=(SUM(VLOOKUP([.B5]; [.$AI$2:.$AJ$14]; 2; 0); VLOOKUP([.C5]; [.$AI$2:.$AJ$14]; 2; 0); VLOOKUP([.D5]; [.$AI$2:.$AJ$14]; 2; 0); VLOOKUP([.E5]; [.$AI$2:.$AJ$14]; 2; 0); VLOOKUP([.F5]; [.$AI$2:.$AJ$14]; 2; 0); VLOOKUP([.G5];[.$AI$2:.$AJ$14]; 2; 0); VLOOKUP([.H5]; [.$AI$2:.$AJ$14]; 2; 0); VLOOKUP([.I5]; [.$AI$2:.$AJ$14]; 2; 0)))/800*0.3" office:value-type="float" office:value="0.28425">
            <text:p>0.28425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3">
            <text:p>93</text:p>
          </table:table-cell>
          <table:table-cell table:style-name="ce7" table:formula="of:=[.L5]/50*0.15 + [.M5]/50*0.15 + [.N5]/100*0.2" office:value-type="float" office:value="0.468">
            <text:p>0.468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Q5]; [.$AI$2:.$AJ$14]; 2; 0)/100*0.05" office:value-type="float" office:value="0.048">
            <text:p>0.04800</text:p>
          </table:table-cell>
          <table:table-cell/>
          <table:table-cell table:style-name="ce5" office:value-type="string">
            <text:p>B</text:p>
          </table:table-cell>
          <table:table-cell table:number-columns-repeated="3" table:style-name="ce5" office:value-type="string">
            <text:p>A</text:p>
          </table:table-cell>
          <table:table-cell table:style-name="ce7" table:formula="of:=SUM(VLOOKUP([.T5]; [.$AI$2:.$AJ$14]; 2; 0); VLOOKUP([.U5]; [.$AI$2:.$AJ$14]; 2; 0); VLOOKUP([.V5]; [.$AI$2:.$AJ$14]; 2; 0); VLOOKUP([.W5]; [.$AI$2:.$AJ$14]; 2; 0))/400*0.1" office:value-type="float" office:value="0.0935">
            <text:p>0.09350</text:p>
          </table:table-cell>
          <table:table-cell/>
          <table:table-cell office:value-type="float" office:value="15">
            <text:p>15</text:p>
          </table:table-cell>
          <table:table-cell table:formula="of:=MIN([.Z5]; 120) / 120 * 0.05" office:value-type="float" office:value="0.00625">
            <text:p>0.00625</text:p>
          </table:table-cell>
          <table:table-cell/>
          <table:table-cell table:style-name="ce14" table:formula="of:=[.J5] + [.O5] + [.R5] + [.X5] + [.AA5]" office:value-type="float" office:value="0.9">
            <text:p>0.90000</text:p>
          </table:table-cell>
          <table:table-cell table:style-name="ce17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A-">
            <text:p>A-</text:p>
          </table:table-cell>
          <table:table-cell table:style-name="ce17" office:value-type="string">
            <text:p>A-</text:p>
          </table:table-cell>
          <table:table-cell table:style-name="ce16" table:formula="of:=VLOOKUP([.AD5]; [.$AL$2:.$AM$14]; 2; 0)" office:value-type="float" office:value="3.7">
            <text:p>3.7</text:p>
          </table:table-cell>
          <table:table-cell table:style-name="ce16" table:formula="of:=VLOOKUP([.AE5]; [.$AL$2:.$AM$14]; 2; 0)" office:value-type="float" office:value="3.7">
            <text:p>3.7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Matthew Hajdu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7" table:formula="of:=(SUM(VLOOKUP([.B6]; [.$AI$2:.$AJ$14]; 2; 0); VLOOKUP([.C6]; [.$AI$2:.$AJ$14]; 2; 0); VLOOKUP([.D6]; [.$AI$2:.$AJ$14]; 2; 0); VLOOKUP([.E6]; [.$AI$2:.$AJ$14]; 2; 0); VLOOKUP([.F6]; [.$AI$2:.$AJ$14]; 2; 0); VLOOKUP([.G6];[.$AI$2:.$AJ$14]; 2; 0); VLOOKUP([.H6]; [.$AI$2:.$AJ$14]; 2; 0); VLOOKUP([.I6]; [.$AI$2:.$AJ$14]; 2; 0)))/800*0.3" office:value-type="float" office:value="0.277875">
            <text:p>0.27788</text:p>
          </table:table-cell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74">
            <text:p>74</text:p>
          </table:table-cell>
          <table:table-cell table:style-name="ce7" table:formula="of:=[.L6]/50*0.15 + [.M6]/50*0.15 + [.N6]/100*0.2" office:value-type="float" office:value="0.391">
            <text:p>0.391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Q6]; [.$AI$2:.$AJ$14]; 2; 0)/100*0.05" office:value-type="float" office:value="0.048">
            <text:p>0.04800</text:p>
          </table:table-cell>
          <table:table-cell/>
          <table:table-cell table:style-name="ce5" office:value-type="string">
            <text:p>B+</text:p>
          </table:table-cell>
          <table:table-cell table:number-columns-repeated="3" table:style-name="ce5" office:value-type="string">
            <text:p>A</text:p>
          </table:table-cell>
          <table:table-cell table:style-name="ce7" table:formula="of:=SUM(VLOOKUP([.T6]; [.$AI$2:.$AJ$14]; 2; 0); VLOOKUP([.U6]; [.$AI$2:.$AJ$14]; 2; 0); VLOOKUP([.V6]; [.$AI$2:.$AJ$14]; 2; 0); VLOOKUP([.W6]; [.$AI$2:.$AJ$14]; 2; 0))/400*0.1" office:value-type="float" office:value="0.09425">
            <text:p>0.09425</text:p>
          </table:table-cell>
          <table:table-cell/>
          <table:table-cell office:value-type="float" office:value="15">
            <text:p>15</text:p>
          </table:table-cell>
          <table:table-cell table:formula="of:=MIN([.Z6]; 120) / 120 * 0.05" office:value-type="float" office:value="0.00625">
            <text:p>0.00625</text:p>
          </table:table-cell>
          <table:table-cell/>
          <table:table-cell table:style-name="ce14" table:formula="of:=[.J6] + [.O6] + [.R6] + [.X6] + [.AA6]" office:value-type="float" office:value="0.817375">
            <text:p>0.81738</text:p>
          </table:table-cell>
          <table:table-cell table:style-name="ce17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B-">
            <text:p>B-</text:p>
          </table:table-cell>
          <table:table-cell table:style-name="ce17" office:value-type="string">
            <text:p>B-</text:p>
          </table:table-cell>
          <table:table-cell table:style-name="ce16" table:formula="of:=VLOOKUP([.AD6]; [.$AL$2:.$AM$14]; 2; 0)" office:value-type="float" office:value="2.7">
            <text:p>2.7</text:p>
          </table:table-cell>
          <table:table-cell table:style-name="ce16" table:formula="of:=VLOOKUP([.AE6]; [.$AL$2:.$AM$14]; 2; 0)" office:value-type="float" office:value="2.7">
            <text:p>2.7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Cory Jones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style-name="ce7" table:formula="of:=(SUM(VLOOKUP([.B7]; [.$AI$2:.$AJ$14]; 2; 0); VLOOKUP([.C7]; [.$AI$2:.$AJ$14]; 2; 0); VLOOKUP([.D7]; [.$AI$2:.$AJ$14]; 2; 0); VLOOKUP([.E7]; [.$AI$2:.$AJ$14]; 2; 0); VLOOKUP([.F7]; [.$AI$2:.$AJ$14]; 2; 0); VLOOKUP([.G7];[.$AI$2:.$AJ$14]; 2; 0); VLOOKUP([.H7]; [.$AI$2:.$AJ$14]; 2; 0); VLOOKUP([.I7]; [.$AI$2:.$AJ$14]; 2; 0)))/800*0.3" office:value-type="float" office:value="0.23925">
            <text:p>0.23925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77">
            <text:p>77</text:p>
          </table:table-cell>
          <table:table-cell table:style-name="ce7" table:formula="of:=[.L7]/50*0.15 + [.M7]/50*0.15 + [.N7]/100*0.2" office:value-type="float" office:value="0.394">
            <text:p>0.39400</text:p>
          </table:table-cell>
          <table:table-cell/>
          <table:table-cell table:style-name="ce5" office:value-type="string">
            <text:p>A-</text:p>
          </table:table-cell>
          <table:table-cell table:style-name="ce7" table:formula="of:=VLOOKUP([.Q7]; [.$AI$2:.$AJ$14]; 2; 0)/100*0.05" office:value-type="float" office:value="0.0465">
            <text:p>0.04650</text:p>
          </table:table-cell>
          <table:table-cell/>
          <table:table-cell table:style-name="ce5" office:value-type="string">
            <text:p>B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+</text:p>
          </table:table-cell>
          <table:table-cell table:style-name="ce7" table:formula="of:=SUM(VLOOKUP([.T7]; [.$AI$2:.$AJ$14]; 2; 0); VLOOKUP([.U7]; [.$AI$2:.$AJ$14]; 2; 0); VLOOKUP([.V7]; [.$AI$2:.$AJ$14]; 2; 0); VLOOKUP([.W7]; [.$AI$2:.$AJ$14]; 2; 0))/400*0.1" office:value-type="float" office:value="0.09175">
            <text:p>0.09175</text:p>
          </table:table-cell>
          <table:table-cell/>
          <table:table-cell office:value-type="float" office:value="10">
            <text:p>10</text:p>
          </table:table-cell>
          <table:table-cell table:formula="of:=MIN([.Z7]; 120) / 120 * 0.05" office:value-type="float" office:value="0.00416666666666667">
            <text:p>0.00417</text:p>
          </table:table-cell>
          <table:table-cell/>
          <table:table-cell table:style-name="ce14" table:formula="of:=[.J7] + [.O7] + [.R7] + [.X7] + [.AA7]" office:value-type="float" office:value="0.775666666666667">
            <text:p>0.77567</text:p>
          </table:table-cell>
          <table:table-cell table:style-name="ce17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C+">
            <text:p>C+</text:p>
          </table:table-cell>
          <table:table-cell table:style-name="ce17" office:value-type="string">
            <text:p>C+</text:p>
          </table:table-cell>
          <table:table-cell table:style-name="ce16" table:formula="of:=VLOOKUP([.AD7]; [.$AL$2:.$AM$14]; 2; 0)" office:value-type="float" office:value="2.3">
            <text:p>2.3</text:p>
          </table:table-cell>
          <table:table-cell table:style-name="ce16" table:formula="of:=VLOOKUP([.AE7]; [.$AL$2:.$AM$14]; 2; 0)" office:value-type="float" office:value="2.3">
            <text:p>2.3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Mackenzie Jordan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style-name="ce7" table:formula="of:=(SUM(VLOOKUP([.B8]; [.$AI$2:.$AJ$14]; 2; 0); VLOOKUP([.C8]; [.$AI$2:.$AJ$14]; 2; 0); VLOOKUP([.D8]; [.$AI$2:.$AJ$14]; 2; 0); VLOOKUP([.E8]; [.$AI$2:.$AJ$14]; 2; 0); VLOOKUP([.F8]; [.$AI$2:.$AJ$14]; 2; 0); VLOOKUP([.G8];[.$AI$2:.$AJ$14]; 2; 0); VLOOKUP([.H8]; [.$AI$2:.$AJ$14]; 2; 0); VLOOKUP([.I8]; [.$AI$2:.$AJ$14]; 2; 0)))/800*0.3" office:value-type="float" office:value="0.238125">
            <text:p>0.23813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80">
            <text:p>80</text:p>
          </table:table-cell>
          <table:table-cell table:style-name="ce7" table:formula="of:=[.L8]/50*0.15 + [.M8]/50*0.15 + [.N8]/100*0.2" office:value-type="float" office:value="0.427">
            <text:p>0.42700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Q8]; [.$AI$2:.$AJ$14]; 2; 0)/100*0.05" office:value-type="float" office:value="0.0445">
            <text:p>0.044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7" table:formula="of:=SUM(VLOOKUP([.T8]; [.$AI$2:.$AJ$14]; 2; 0); VLOOKUP([.U8]; [.$AI$2:.$AJ$14]; 2; 0); VLOOKUP([.V8]; [.$AI$2:.$AJ$14]; 2; 0); VLOOKUP([.W8]; [.$AI$2:.$AJ$14]; 2; 0))/400*0.1" office:value-type="float" office:value="0.09025">
            <text:p>0.09025</text:p>
          </table:table-cell>
          <table:table-cell/>
          <table:table-cell office:value-type="float" office:value="90">
            <text:p>90</text:p>
          </table:table-cell>
          <table:table-cell table:formula="of:=MIN([.Z8]; 120) / 120 * 0.05" office:value-type="float" office:value="0.0375">
            <text:p>0.03750</text:p>
          </table:table-cell>
          <table:table-cell/>
          <table:table-cell table:style-name="ce14" table:formula="of:=[.J8] + [.O8] + [.R8] + [.X8] + [.AA8]" office:value-type="float" office:value="0.837375">
            <text:p>0.83738</text:p>
          </table:table-cell>
          <table:table-cell table:style-name="ce17" table:formula="of:=IF([.AC8]&gt;=0.9875;&quot;A+&quot;;  IF([.AC8]&gt;=0.94; &quot;A&quot;; IF([.AC8]&gt;=0.9; &quot;A-&quot;; IF([.AC8]&gt;=0.87; &quot;B+&quot;; IF([.AC8]&gt;=0.84;&quot;B&quot;; IF([.AC8]&gt;=0.8; &quot;B-&quot;; IF([.AC8]&gt;=0.77; &quot;C+&quot;; IF([.AC8]&gt;=0.74;&quot;C&quot;; IF([.AC8]&gt;=0.7; &quot;C-&quot;; IF([.AC8]&gt;=0.67; &quot;D+&quot;; IF([.AC8]&gt;=0.64;&quot;D&quot;; IF([.AC8]&gt;=0.6; &quot;D-&quot;; &quot;F&quot;))))))))))))" office:value-type="string" office:string-value="B-">
            <text:p>B-</text:p>
          </table:table-cell>
          <table:table-cell table:style-name="ce17" office:value-type="string">
            <text:p>B</text:p>
          </table:table-cell>
          <table:table-cell table:style-name="ce16" table:formula="of:=VLOOKUP([.AD8]; [.$AL$2:.$AM$14]; 2; 0)" office:value-type="float" office:value="2.7">
            <text:p>2.7</text:p>
          </table:table-cell>
          <table:table-cell table:style-name="ce16" table:formula="of:=VLOOKUP([.AE8]; [.$AL$2:.$AM$14]; 2; 0)" office:value-type="float" office:value="3">
            <text:p>3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Kara King</text:p>
          </table:table-cell>
          <table:table-cell table:number-columns-repeated="4" office:value-type="string">
            <text:p>A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style-name="ce7" table:formula="of:=(SUM(VLOOKUP([.B9]; [.$AI$2:.$AJ$14]; 2; 0); VLOOKUP([.C9]; [.$AI$2:.$AJ$14]; 2; 0); VLOOKUP([.D9]; [.$AI$2:.$AJ$14]; 2; 0); VLOOKUP([.E9]; [.$AI$2:.$AJ$14]; 2; 0); VLOOKUP([.F9]; [.$AI$2:.$AJ$14]; 2; 0); VLOOKUP([.G9];[.$AI$2:.$AJ$14]; 2; 0); VLOOKUP([.H9]; [.$AI$2:.$AJ$14]; 2; 0); VLOOKUP([.I9]; [.$AI$2:.$AJ$14]; 2; 0)))/800*0.3" office:value-type="float" office:value="0.285375">
            <text:p>0.28538</text:p>
          </table:table-cell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99">
            <text:p>99</text:p>
          </table:table-cell>
          <table:table-cell table:style-name="ce7" table:formula="of:=[.L9]/50*0.15 + [.M9]/50*0.15 + [.N9]/100*0.2" office:value-type="float" office:value="0.48">
            <text:p>0.480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Q9]; [.$AI$2:.$AJ$14]; 2; 0)/100*0.05" office:value-type="float" office:value="0.048">
            <text:p>0.04800</text:p>
          </table:table-cell>
          <table:table-cell/>
          <table:table-cell table:number-columns-repeated="3" table:style-name="ce5" office:value-type="string">
            <text:p>A</text:p>
          </table:table-cell>
          <table:table-cell table:style-name="ce5" office:value-type="string">
            <text:p>A+</text:p>
          </table:table-cell>
          <table:table-cell table:style-name="ce7" table:formula="of:=SUM(VLOOKUP([.T9]; [.$AI$2:.$AJ$14]; 2; 0); VLOOKUP([.U9]; [.$AI$2:.$AJ$14]; 2; 0); VLOOKUP([.V9]; [.$AI$2:.$AJ$14]; 2; 0); VLOOKUP([.W9]; [.$AI$2:.$AJ$14]; 2; 0))/400*0.1" office:value-type="float" office:value="0.09675">
            <text:p>0.09675</text:p>
          </table:table-cell>
          <table:table-cell/>
          <table:table-cell office:value-type="float" office:value="150">
            <text:p>150</text:p>
          </table:table-cell>
          <table:table-cell table:formula="of:=MIN([.Z9]; 120) / 120 * 0.05" office:value-type="float" office:value="0.05">
            <text:p>0.05000</text:p>
          </table:table-cell>
          <table:table-cell/>
          <table:table-cell table:style-name="ce14" table:formula="of:=[.J9] + [.O9] + [.R9] + [.X9] + [.AA9]" office:value-type="float" office:value="0.960125">
            <text:p>0.96013</text:p>
          </table:table-cell>
          <table:table-cell table:style-name="ce17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A">
            <text:p>A</text:p>
          </table:table-cell>
          <table:table-cell table:style-name="ce17" office:value-type="string">
            <text:p>A</text:p>
          </table:table-cell>
          <table:table-cell table:style-name="ce16" table:formula="of:=VLOOKUP([.AD9]; [.$AL$2:.$AM$14]; 2; 0)" office:value-type="float" office:value="4">
            <text:p>4</text:p>
          </table:table-cell>
          <table:table-cell table:style-name="ce16" table:formula="of:=VLOOKUP([.AE9]; [.$AL$2:.$AM$14]; 2; 0)"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Sam Li</text:p>
          </table:table-cell>
          <table:table-cell table:number-columns-repeated="3" office:value-type="string">
            <text:p>A</text:p>
          </table:table-cell>
          <table:table-cell office:value-type="string">
            <text:p>B+</text:p>
          </table:table-cell>
          <table:table-cell table:number-columns-repeated="2"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B-</text:p>
          </table:table-cell>
          <table:table-cell table:style-name="ce7" table:formula="of:=(SUM(VLOOKUP([.B10]; [.$AI$2:.$AJ$14]; 2; 0); VLOOKUP([.C10]; [.$AI$2:.$AJ$14]; 2; 0); VLOOKUP([.D10]; [.$AI$2:.$AJ$14]; 2; 0); VLOOKUP([.E10]; [.$AI$2:.$AJ$14]; 2; 0); VLOOKUP([.F10]; [.$AI$2:.$AJ$14]; 2; 0); VLOOKUP([.G10];[.$AI$2:.$AJ$14]; 2; 0); VLOOKUP([.H10]; [.$AI$2:.$AJ$14]; 2; 0); VLOOKUP([.I10]; [.$AI$2:.$AJ$14]; 2; 0)))/800*0.3" office:value-type="float" office:value="0.237">
            <text:p>0.23700</text:p>
          </table:table-cell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87">
            <text:p>87</text:p>
          </table:table-cell>
          <table:table-cell table:style-name="ce7" table:formula="of:=[.L10]/50*0.15 + [.M10]/50*0.15 + [.N10]/100*0.2" office:value-type="float" office:value="0.399">
            <text:p>0.39900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Q10]; [.$AI$2:.$AJ$14]; 2; 0)/100*0.05" office:value-type="float" office:value="0.0445">
            <text:p>0.044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+</text:p>
          </table:table-cell>
          <table:table-cell table:style-name="ce7" table:formula="of:=SUM(VLOOKUP([.T10]; [.$AI$2:.$AJ$14]; 2; 0); VLOOKUP([.U10]; [.$AI$2:.$AJ$14]; 2; 0); VLOOKUP([.V10]; [.$AI$2:.$AJ$14]; 2; 0); VLOOKUP([.W10]; [.$AI$2:.$AJ$14]; 2; 0))/400*0.1" office:value-type="float" office:value="0.091">
            <text:p>0.09100</text:p>
          </table:table-cell>
          <table:table-cell/>
          <table:table-cell office:value-type="float" office:value="105">
            <text:p>105</text:p>
          </table:table-cell>
          <table:table-cell table:formula="of:=MIN([.Z10]; 120) / 120 * 0.05" office:value-type="float" office:value="0.04375">
            <text:p>0.04375</text:p>
          </table:table-cell>
          <table:table-cell/>
          <table:table-cell table:style-name="ce14" table:formula="of:=[.J10] + [.O10] + [.R10] + [.X10] + [.AA10]" office:value-type="float" office:value="0.81525">
            <text:p>0.81525</text:p>
          </table:table-cell>
          <table:table-cell table:style-name="ce17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B-">
            <text:p>B-</text:p>
          </table:table-cell>
          <table:table-cell table:style-name="ce17" office:value-type="string">
            <text:p>B-</text:p>
          </table:table-cell>
          <table:table-cell table:style-name="ce16" table:formula="of:=VLOOKUP([.AD10]; [.$AL$2:.$AM$14]; 2; 0)" office:value-type="float" office:value="2.7">
            <text:p>2.7</text:p>
          </table:table-cell>
          <table:table-cell table:style-name="ce16" table:formula="of:=VLOOKUP([.AE10]; [.$AL$2:.$AM$14]; 2; 0)" office:value-type="float" office:value="2.7">
            <text:p>2.7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Braden Licastro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style-name="ce7" table:formula="of:=(SUM(VLOOKUP([.B11]; [.$AI$2:.$AJ$14]; 2; 0); VLOOKUP([.C11]; [.$AI$2:.$AJ$14]; 2; 0); VLOOKUP([.D11]; [.$AI$2:.$AJ$14]; 2; 0); VLOOKUP([.E11]; [.$AI$2:.$AJ$14]; 2; 0); VLOOKUP([.F11]; [.$AI$2:.$AJ$14]; 2; 0); VLOOKUP([.G11];[.$AI$2:.$AJ$14]; 2; 0); VLOOKUP([.H11]; [.$AI$2:.$AJ$14]; 2; 0); VLOOKUP([.I11]; [.$AI$2:.$AJ$14]; 2; 0)))/800*0.3" office:value-type="float" office:value="0.28425">
            <text:p>0.28425</text:p>
          </table:table-cell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79">
            <text:p>79</text:p>
          </table:table-cell>
          <table:table-cell table:style-name="ce7" table:formula="of:=[.L11]/50*0.15 + [.M11]/50*0.15 + [.N11]/100*0.2" office:value-type="float" office:value="0.413">
            <text:p>0.41300</text:p>
          </table:table-cell>
          <table:table-cell office:value-type="string">
            <text:p>B</text:p>
          </table:table-cell>
          <table:table-cell table:style-name="ce5" office:value-type="string">
            <text:p>A-</text:p>
          </table:table-cell>
          <table:table-cell table:style-name="ce7" table:formula="of:=VLOOKUP([.Q11]; [.$AI$2:.$AJ$14]; 2; 0)/100*0.05" office:value-type="float" office:value="0.0465">
            <text:p>0.04650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A+</text:p>
          </table:table-cell>
          <table:table-cell table:style-name="ce7" table:formula="of:=SUM(VLOOKUP([.T11]; [.$AI$2:.$AJ$14]; 2; 0); VLOOKUP([.U11]; [.$AI$2:.$AJ$14]; 2; 0); VLOOKUP([.V11]; [.$AI$2:.$AJ$14]; 2; 0); VLOOKUP([.W11]; [.$AI$2:.$AJ$14]; 2; 0))/400*0.1" office:value-type="float" office:value="0.096">
            <text:p>0.09600</text:p>
          </table:table-cell>
          <table:table-cell/>
          <table:table-cell office:value-type="float" office:value="90">
            <text:p>90</text:p>
          </table:table-cell>
          <table:table-cell table:formula="of:=MIN([.Z11]; 120) / 120 * 0.05" office:value-type="float" office:value="0.0375">
            <text:p>0.03750</text:p>
          </table:table-cell>
          <table:table-cell/>
          <table:table-cell table:style-name="ce14" table:formula="of:=[.J11] + [.O11] + [.R11] + [.X11] + [.AA11]" office:value-type="float" office:value="0.87725">
            <text:p>0.87725</text:p>
          </table:table-cell>
          <table:table-cell table:style-name="ce17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B+">
            <text:p>B+</text:p>
          </table:table-cell>
          <table:table-cell table:style-name="ce17" office:value-type="string">
            <text:p>B+</text:p>
          </table:table-cell>
          <table:table-cell table:style-name="ce16" table:formula="of:=VLOOKUP([.AD11]; [.$AL$2:.$AM$14]; 2; 0)" office:value-type="float" office:value="3.3">
            <text:p>3.3</text:p>
          </table:table-cell>
          <table:table-cell table:style-name="ce16" table:formula="of:=VLOOKUP([.AE11]; [.$AL$2:.$AM$14]; 2; 0)" office:value-type="float" office:value="3.3">
            <text:p>3.3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office:value-type="string">
            <text:p>B</text:p>
          </table:table-cell>
          <table:table-cell table:style-name="ce7" table:formula="of:=(SUM(VLOOKUP([.B12]; [.$AI$2:.$AJ$14]; 2; 0); VLOOKUP([.C12]; [.$AI$2:.$AJ$14]; 2; 0); VLOOKUP([.D12]; [.$AI$2:.$AJ$14]; 2; 0); VLOOKUP([.E12]; [.$AI$2:.$AJ$14]; 2; 0); VLOOKUP([.F12]; [.$AI$2:.$AJ$14]; 2; 0); VLOOKUP([.G12];[.$AI$2:.$AJ$14]; 2; 0); VLOOKUP([.H12]; [.$AI$2:.$AJ$14]; 2; 0); VLOOKUP([.I12]; [.$AI$2:.$AJ$14]; 2; 0)))/800*0.3" office:value-type="float" office:value="0.283125">
            <text:p>0.28313</text:p>
          </table:table-cell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7" table:formula="of:=[.L12]/50*0.15 + [.M12]/50*0.15 + [.N12]/100*0.2" office:value-type="float" office:value="0.457">
            <text:p>0.457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Q12]; [.$AI$2:.$AJ$14]; 2; 0)/100*0.05" office:value-type="float" office:value="0.048">
            <text:p>0.04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+</text:p>
          </table:table-cell>
          <table:table-cell table:style-name="ce7" table:formula="of:=SUM(VLOOKUP([.T12]; [.$AI$2:.$AJ$14]; 2; 0); VLOOKUP([.U12]; [.$AI$2:.$AJ$14]; 2; 0); VLOOKUP([.V12]; [.$AI$2:.$AJ$14]; 2; 0); VLOOKUP([.W12]; [.$AI$2:.$AJ$14]; 2; 0))/400*0.1" office:value-type="float" office:value="0.0885">
            <text:p>0.08850</text:p>
          </table:table-cell>
          <table:table-cell/>
          <table:table-cell office:value-type="float" office:value="75">
            <text:p>75</text:p>
          </table:table-cell>
          <table:table-cell table:formula="of:=MIN([.Z12]; 120) / 120 * 0.05" office:value-type="float" office:value="0.03125">
            <text:p>0.03125</text:p>
          </table:table-cell>
          <table:table-cell/>
          <table:table-cell table:style-name="ce14" table:formula="of:=[.J12] + [.O12] + [.R12] + [.X12] + [.AA12]" office:value-type="float" office:value="0.907875">
            <text:p>0.90788</text:p>
          </table:table-cell>
          <table:table-cell table:style-name="ce17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A-">
            <text:p>A-</text:p>
          </table:table-cell>
          <table:table-cell table:style-name="ce17" office:value-type="string">
            <text:p>A-</text:p>
          </table:table-cell>
          <table:table-cell table:style-name="ce16" table:formula="of:=VLOOKUP([.AD12]; [.$AL$2:.$AM$14]; 2; 0)" office:value-type="float" office:value="3.7">
            <text:p>3.7</text:p>
          </table:table-cell>
          <table:table-cell table:style-name="ce16" table:formula="of:=VLOOKUP([.AE12]; [.$AL$2:.$AM$14]; 2; 0)" office:value-type="float" office:value="3.7">
            <text:p>3.7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B+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style-name="ce7" table:formula="of:=(SUM(VLOOKUP([.B13]; [.$AI$2:.$AJ$14]; 2; 0); VLOOKUP([.C13]; [.$AI$2:.$AJ$14]; 2; 0); VLOOKUP([.D13]; [.$AI$2:.$AJ$14]; 2; 0); VLOOKUP([.E13]; [.$AI$2:.$AJ$14]; 2; 0); VLOOKUP([.F13]; [.$AI$2:.$AJ$14]; 2; 0); VLOOKUP([.G13];[.$AI$2:.$AJ$14]; 2; 0); VLOOKUP([.H13]; [.$AI$2:.$AJ$14]; 2; 0); VLOOKUP([.I13]; [.$AI$2:.$AJ$14]; 2; 0)))/800*0.3" office:value-type="float" office:value="0.23325">
            <text:p>0.23325</text:p>
          </table:table-cell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7">
            <text:p>77</text:p>
          </table:table-cell>
          <table:table-cell table:style-name="ce7" table:formula="of:=[.L13]/50*0.15 + [.M13]/50*0.15 + [.N13]/100*0.2" office:value-type="float" office:value="0.379">
            <text:p>0.37900</text:p>
          </table:table-cell>
          <table:table-cell/>
          <table:table-cell table:style-name="ce5" office:value-type="string">
            <text:p>B-</text:p>
          </table:table-cell>
          <table:table-cell table:style-name="ce7" table:formula="of:=VLOOKUP([.Q13]; [.$AI$2:.$AJ$14]; 2; 0)/100*0.05" office:value-type="float" office:value="0.0415">
            <text:p>0.0415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7" table:formula="of:=SUM(VLOOKUP([.T13]; [.$AI$2:.$AJ$14]; 2; 0); VLOOKUP([.U13]; [.$AI$2:.$AJ$14]; 2; 0); VLOOKUP([.V13]; [.$AI$2:.$AJ$14]; 2; 0); VLOOKUP([.W13]; [.$AI$2:.$AJ$14]; 2; 0))/400*0.1" office:value-type="float" office:value="0.08925">
            <text:p>0.08925</text:p>
          </table:table-cell>
          <table:table-cell/>
          <table:table-cell office:value-type="float" office:value="0">
            <text:p>0</text:p>
          </table:table-cell>
          <table:table-cell table:formula="of:=MIN([.Z13]; 120) / 120 * 0.05" office:value-type="float" office:value="0">
            <text:p>0.00000</text:p>
          </table:table-cell>
          <table:table-cell/>
          <table:table-cell table:style-name="ce14" table:formula="of:=[.J13] + [.O13] + [.R13] + [.X13] + [.AA13]" office:value-type="float" office:value="0.743">
            <text:p>0.74300</text:p>
          </table:table-cell>
          <table:table-cell table:style-name="ce17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C">
            <text:p>C</text:p>
          </table:table-cell>
          <table:table-cell table:style-name="ce17" office:value-type="string">
            <text:p>C</text:p>
          </table:table-cell>
          <table:table-cell table:style-name="ce16" table:formula="of:=VLOOKUP([.AD13]; [.$AL$2:.$AM$14]; 2; 0)" office:value-type="float" office:value="2">
            <text:p>2</text:p>
          </table:table-cell>
          <table:table-cell table:style-name="ce16" table:formula="of:=VLOOKUP([.AE13]; [.$AL$2:.$AM$14]; 2; 0)" office:value-type="float" office:value="2">
            <text:p>2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Colin Soleim</text:p>
          </table:table-cell>
          <table:table-cell table:number-columns-repeated="8" office:value-type="string">
            <text:p>A</text:p>
          </table:table-cell>
          <table:table-cell table:style-name="ce7" table:formula="of:=(SUM(VLOOKUP([.B14]; [.$AI$2:.$AJ$14]; 2; 0); VLOOKUP([.C14]; [.$AI$2:.$AJ$14]; 2; 0); VLOOKUP([.D14]; [.$AI$2:.$AJ$14]; 2; 0); VLOOKUP([.E14]; [.$AI$2:.$AJ$14]; 2; 0); VLOOKUP([.F14]; [.$AI$2:.$AJ$14]; 2; 0); VLOOKUP([.G14];[.$AI$2:.$AJ$14]; 2; 0); VLOOKUP([.H14]; [.$AI$2:.$AJ$14]; 2; 0); VLOOKUP([.I14]; [.$AI$2:.$AJ$14]; 2; 0)))/800*0.3" office:value-type="float" office:value="0.288">
            <text:p>0.28800</text:p>
          </table:table-cell>
          <table:table-cell/>
          <table:table-cell table:number-columns-repeated="2" table:style-name="ce5" office:value-type="float" office:value="47">
            <text:p>47</text:p>
          </table:table-cell>
          <table:table-cell table:style-name="ce5" office:value-type="float" office:value="96">
            <text:p>96</text:p>
          </table:table-cell>
          <table:table-cell table:style-name="ce7" table:formula="of:=[.L14]/50*0.15 + [.M14]/50*0.15 + [.N14]/100*0.2" office:value-type="float" office:value="0.474">
            <text:p>0.474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Q14]; [.$AI$2:.$AJ$14]; 2; 0)/100*0.05" office:value-type="float" office:value="0.048">
            <text:p>0.04800</text:p>
          </table:table-cell>
          <table:table-cell/>
          <table:table-cell table:number-columns-repeated="4" table:style-name="ce5" office:value-type="string">
            <text:p>A</text:p>
          </table:table-cell>
          <table:table-cell table:style-name="ce7" table:formula="of:=SUM(VLOOKUP([.T14]; [.$AI$2:.$AJ$14]; 2; 0); VLOOKUP([.U14]; [.$AI$2:.$AJ$14]; 2; 0); VLOOKUP([.V14]; [.$AI$2:.$AJ$14]; 2; 0); VLOOKUP([.W14]; [.$AI$2:.$AJ$14]; 2; 0))/400*0.1" office:value-type="float" office:value="0.096">
            <text:p>0.09600</text:p>
          </table:table-cell>
          <table:table-cell/>
          <table:table-cell office:value-type="float" office:value="105">
            <text:p>105</text:p>
          </table:table-cell>
          <table:table-cell table:formula="of:=MIN([.Z14]; 120) / 120 * 0.05" office:value-type="float" office:value="0.04375">
            <text:p>0.04375</text:p>
          </table:table-cell>
          <table:table-cell/>
          <table:table-cell table:style-name="ce14" table:formula="of:=[.J14] + [.O14] + [.R14] + [.X14] + [.AA14]" office:value-type="float" office:value="0.94975">
            <text:p>0.94975</text:p>
          </table:table-cell>
          <table:table-cell table:style-name="ce17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A">
            <text:p>A</text:p>
          </table:table-cell>
          <table:table-cell table:style-name="ce17" office:value-type="string">
            <text:p>A</text:p>
          </table:table-cell>
          <table:table-cell table:style-name="ce16" table:formula="of:=VLOOKUP([.AD14]; [.$AL$2:.$AM$14]; 2; 0)" office:value-type="float" office:value="4">
            <text:p>4</text:p>
          </table:table-cell>
          <table:table-cell table:style-name="ce16" table:formula="of:=VLOOKUP([.AE14]; [.$AL$2:.$AM$14]; 2; 0)" office:value-type="float" office:value="4">
            <text:p>4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Zhuoxi Song</text:p>
          </table:table-cell>
          <table:table-cell table:number-columns-repeated="2"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table:style-name="ce7" table:formula="of:=(SUM(VLOOKUP([.B15]; [.$AI$2:.$AJ$14]; 2; 0); VLOOKUP([.C15]; [.$AI$2:.$AJ$14]; 2; 0); VLOOKUP([.D15]; [.$AI$2:.$AJ$14]; 2; 0); VLOOKUP([.E15]; [.$AI$2:.$AJ$14]; 2; 0); VLOOKUP([.F15]; [.$AI$2:.$AJ$14]; 2; 0); VLOOKUP([.G15];[.$AI$2:.$AJ$14]; 2; 0); VLOOKUP([.H15]; [.$AI$2:.$AJ$14]; 2; 0); VLOOKUP([.I15]; [.$AI$2:.$AJ$14]; 2; 0)))/800*0.3" office:value-type="float" office:value="0.24075">
            <text:p>0.24075</text:p>
          </table:table-cell>
          <table:table-cell/>
          <table:table-cell table:style-name="ce5" office:value-type="float" office:value="25">
            <text:p>25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2">
            <text:p>82</text:p>
          </table:table-cell>
          <table:table-cell table:style-name="ce7" table:formula="of:=[.L15]/50*0.15 + [.M15]/50*0.15 + [.N15]/100*0.2" office:value-type="float" office:value="0.368">
            <text:p>0.36800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Q15]; [.$AI$2:.$AJ$14]; 2; 0)/100*0.05" office:value-type="float" office:value="0.043">
            <text:p>0.04300</text:p>
          </table:table-cell>
          <table:table-cell/>
          <table:table-cell table:style-name="ce5" office:value-type="string">
            <text:p>A-</text:p>
          </table:table-cell>
          <table:table-cell table:number-columns-repeated="3" table:style-name="ce5" office:value-type="string">
            <text:p>A</text:p>
          </table:table-cell>
          <table:table-cell table:style-name="ce7" table:formula="of:=SUM(VLOOKUP([.T15]; [.$AI$2:.$AJ$14]; 2; 0); VLOOKUP([.U15]; [.$AI$2:.$AJ$14]; 2; 0); VLOOKUP([.V15]; [.$AI$2:.$AJ$14]; 2; 0); VLOOKUP([.W15]; [.$AI$2:.$AJ$14]; 2; 0))/400*0.1" office:value-type="float" office:value="0.09525">
            <text:p>0.09525</text:p>
          </table:table-cell>
          <table:table-cell/>
          <table:table-cell office:value-type="float" office:value="180">
            <text:p>180</text:p>
          </table:table-cell>
          <table:table-cell table:formula="of:=MIN([.Z15]; 120) / 120 * 0.05" office:value-type="float" office:value="0.05">
            <text:p>0.05000</text:p>
          </table:table-cell>
          <table:table-cell/>
          <table:table-cell table:style-name="ce14" table:formula="of:=[.J15] + [.O15] + [.R15] + [.X15] + [.AA15]" office:value-type="float" office:value="0.797">
            <text:p>0.79700</text:p>
          </table:table-cell>
          <table:table-cell table:style-name="ce17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C+">
            <text:p>C+</text:p>
          </table:table-cell>
          <table:table-cell table:style-name="ce17" office:value-type="string">
            <text:p>B-</text:p>
          </table:table-cell>
          <table:table-cell table:style-name="ce16" table:formula="of:=VLOOKUP([.AD15]; [.$AL$2:.$AM$14]; 2; 0)" office:value-type="float" office:value="2.3">
            <text:p>2.3</text:p>
          </table:table-cell>
          <table:table-cell table:style-name="ce16" table:formula="of:=VLOOKUP([.AE15]; [.$AL$2:.$AM$14]; 2; 0)" office:value-type="float" office:value="2.7">
            <text:p>2.7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82"/>
        </table:table-row>
        <table:table-row table:style-name="ro1">
          <table:table-cell office:value-type="string">
            <text:p>Adam Wechter</text:p>
          </table:table-cell>
          <table:table-cell table:number-columns-repeated="3"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B+</text:p>
          </table:table-cell>
          <table:table-cell table:number-columns-repeated="3" office:value-type="string">
            <text:p>F</text:p>
          </table:table-cell>
          <table:table-cell table:style-name="ce7" table:formula="of:=(SUM(VLOOKUP([.B16]; [.$AI$2:.$AJ$14]; 2; 0); VLOOKUP([.C16]; [.$AI$2:.$AJ$14]; 2; 0); VLOOKUP([.D16]; [.$AI$2:.$AJ$14]; 2; 0); VLOOKUP([.E16]; [.$AI$2:.$AJ$14]; 2; 0); VLOOKUP([.F16]; [.$AI$2:.$AJ$14]; 2; 0); VLOOKUP([.G16];[.$AI$2:.$AJ$14]; 2; 0); VLOOKUP([.H16]; [.$AI$2:.$AJ$14]; 2; 0); VLOOKUP([.I16]; [.$AI$2:.$AJ$14]; 2; 0)))/800*0.3" office:value-type="float" office:value="0.141375">
            <text:p>0.14138</text:p>
          </table:table-cell>
          <table:table-cell/>
          <table:table-cell table:style-name="ce5" office:value-type="float" office:value="34">
            <text:p>3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0">
            <text:p>0</text:p>
          </table:table-cell>
          <table:table-cell table:style-name="ce7" table:formula="of:=[.L16]/50*0.15 + [.M16]/50*0.15 + [.N16]/100*0.2" office:value-type="float" office:value="0.24">
            <text:p>0.24000</text:p>
          </table:table-cell>
          <table:table-cell/>
          <table:table-cell table:style-name="ce5" office:value-type="string">
            <text:p>C</text:p>
          </table:table-cell>
          <table:table-cell table:style-name="ce7" table:formula="of:=VLOOKUP([.Q16]; [.$AI$2:.$AJ$14]; 2; 0)/100*0.05" office:value-type="float" office:value="0.038">
            <text:p>0.03800</text:p>
          </table:table-cell>
          <table:table-cell/>
          <table:table-cell table:number-columns-repeated="2" table:style-name="ce5" office:value-type="string">
            <text:p>F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F</text:p>
          </table:table-cell>
          <table:table-cell table:style-name="ce7" table:formula="of:=SUM(VLOOKUP([.T16]; [.$AI$2:.$AJ$14]; 2; 0); VLOOKUP([.U16]; [.$AI$2:.$AJ$14]; 2; 0); VLOOKUP([.V16]; [.$AI$2:.$AJ$14]; 2; 0); VLOOKUP([.W16]; [.$AI$2:.$AJ$14]; 2; 0))/400*0.1" office:value-type="float" office:value="0.02075">
            <text:p>0.02075</text:p>
          </table:table-cell>
          <table:table-cell/>
          <table:table-cell office:value-type="float" office:value="0">
            <text:p>0</text:p>
          </table:table-cell>
          <table:table-cell table:formula="of:=MIN([.Z16]; 120) / 120 * 0.05" office:value-type="float" office:value="0">
            <text:p>0.00000</text:p>
          </table:table-cell>
          <table:table-cell/>
          <table:table-cell table:style-name="ce14" table:formula="of:=[.J16] + [.O16] + [.R16] + [.X16] + [.AA16]" office:value-type="float" office:value="0.440125">
            <text:p>0.44013</text:p>
          </table:table-cell>
          <table:table-cell table:style-name="ce17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>
            <text:p>F</text:p>
          </table:table-cell>
          <table:table-cell table:style-name="ce17" office:value-type="string">
            <text:p>F</text:p>
          </table:table-cell>
          <table:table-cell table:style-name="ce16" table:formula="of:=VLOOKUP([.AD16]; [.$AL$2:.$AM$14]; 2; 0)" office:value-type="float" office:value="0">
            <text:p>0</text:p>
          </table:table-cell>
          <table:table-cell table:style-name="ce16" table:formula="of:=VLOOKUP([.AE16]; [.$AL$2:.$AM$14]; 2; 0)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Eric Weyant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style-name="ce7" table:formula="of:=(SUM(VLOOKUP([.B17]; [.$AI$2:.$AJ$14]; 2; 0); VLOOKUP([.C17]; [.$AI$2:.$AJ$14]; 2; 0); VLOOKUP([.D17]; [.$AI$2:.$AJ$14]; 2; 0); VLOOKUP([.E17]; [.$AI$2:.$AJ$14]; 2; 0); VLOOKUP([.F17]; [.$AI$2:.$AJ$14]; 2; 0); VLOOKUP([.G17];[.$AI$2:.$AJ$14]; 2; 0); VLOOKUP([.H17]; [.$AI$2:.$AJ$14]; 2; 0); VLOOKUP([.I17]; [.$AI$2:.$AJ$14]; 2; 0)))/800*0.3" office:value-type="float" office:value="0.28425">
            <text:p>0.28425</text:p>
          </table:table-cell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92">
            <text:p>92</text:p>
          </table:table-cell>
          <table:table-cell table:style-name="ce7" table:formula="of:=[.L17]/50*0.15 + [.M17]/50*0.15 + [.N17]/100*0.2" office:value-type="float" office:value="0.466">
            <text:p>0.46600</text:p>
          </table:table-cell>
          <table:table-cell/>
          <table:table-cell table:style-name="ce5" office:value-type="string">
            <text:p>A-</text:p>
          </table:table-cell>
          <table:table-cell table:style-name="ce7" table:formula="of:=VLOOKUP([.Q17]; [.$AI$2:.$AJ$14]; 2; 0)/100*0.05" office:value-type="float" office:value="0.0465">
            <text:p>0.04650</text:p>
          </table:table-cell>
          <table:table-cell/>
          <table:table-cell table:number-columns-repeated="3" table:style-name="ce5" office:value-type="string">
            <text:p>A</text:p>
          </table:table-cell>
          <table:table-cell table:style-name="ce5" office:value-type="string">
            <text:p>A+</text:p>
          </table:table-cell>
          <table:table-cell table:style-name="ce7" table:formula="of:=SUM(VLOOKUP([.T17]; [.$AI$2:.$AJ$14]; 2; 0); VLOOKUP([.U17]; [.$AI$2:.$AJ$14]; 2; 0); VLOOKUP([.V17]; [.$AI$2:.$AJ$14]; 2; 0); VLOOKUP([.W17]; [.$AI$2:.$AJ$14]; 2; 0))/400*0.1" office:value-type="float" office:value="0.09675">
            <text:p>0.09675</text:p>
          </table:table-cell>
          <table:table-cell/>
          <table:table-cell office:value-type="float" office:value="90">
            <text:p>90</text:p>
          </table:table-cell>
          <table:table-cell table:formula="of:=MIN([.Z17]; 120) / 120 * 0.05" office:value-type="float" office:value="0.0375">
            <text:p>0.03750</text:p>
          </table:table-cell>
          <table:table-cell/>
          <table:table-cell table:style-name="ce14" table:formula="of:=[.J17] + [.O17] + [.R17] + [.X17] + [.AA17]" office:value-type="float" office:value="0.931">
            <text:p>0.93100</text:p>
          </table:table-cell>
          <table:table-cell table:style-name="ce17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A-">
            <text:p>A-</text:p>
          </table:table-cell>
          <table:table-cell table:style-name="ce17" office:value-type="string">
            <text:p>A</text:p>
          </table:table-cell>
          <table:table-cell table:style-name="ce16" table:formula="of:=VLOOKUP([.AD17]; [.$AL$2:.$AM$14]; 2; 0)" office:value-type="float" office:value="3.7">
            <text:p>3.7</text:p>
          </table:table-cell>
          <table:table-cell table:style-name="ce16" table:formula="of:=VLOOKUP([.AE17]; [.$AL$2:.$AM$14]; 2; 0)" office:value-type="float" office:value="4">
            <text:p>4</text:p>
          </table:table-cell>
          <table:table-cell table:number-columns-repeated="991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number-columns-repeated="2" office:value-type="string">
            <text:p>A-</text:p>
          </table:table-cell>
          <table:table-cell table:number-columns-repeated="4" office:value-type="string">
            <text:p>A</text:p>
          </table:table-cell>
          <table:table-cell office:value-type="string">
            <text:p>B-</text:p>
          </table:table-cell>
          <table:table-cell table:style-name="ce7" table:formula="of:=(SUM(VLOOKUP([.B18]; [.$AI$2:.$AJ$14]; 2; 0); VLOOKUP([.C18]; [.$AI$2:.$AJ$14]; 2; 0); VLOOKUP([.D18]; [.$AI$2:.$AJ$14]; 2; 0); VLOOKUP([.E18]; [.$AI$2:.$AJ$14]; 2; 0); VLOOKUP([.F18]; [.$AI$2:.$AJ$14]; 2; 0); VLOOKUP([.G18];[.$AI$2:.$AJ$14]; 2; 0); VLOOKUP([.H18]; [.$AI$2:.$AJ$14]; 2; 0); VLOOKUP([.I18]; [.$AI$2:.$AJ$14]; 2; 0)))/800*0.3" office:value-type="float" office:value="0.280875">
            <text:p>0.28088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91">
            <text:p>91</text:p>
          </table:table-cell>
          <table:table-cell table:style-name="ce7" table:formula="of:=[.L18]/50*0.15 + [.M18]/50*0.15 + [.N18]/100*0.2" office:value-type="float" office:value="0.443">
            <text:p>0.44300</text:p>
          </table:table-cell>
          <table:table-cell/>
          <table:table-cell table:style-name="ce5" office:value-type="string">
            <text:p>A-</text:p>
          </table:table-cell>
          <table:table-cell table:style-name="ce7" table:formula="of:=VLOOKUP([.Q18]; [.$AI$2:.$AJ$14]; 2; 0)/100*0.05" office:value-type="float" office:value="0.0465">
            <text:p>0.04650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7" table:formula="of:=SUM(VLOOKUP([.T18]; [.$AI$2:.$AJ$14]; 2; 0); VLOOKUP([.U18]; [.$AI$2:.$AJ$14]; 2; 0); VLOOKUP([.V18]; [.$AI$2:.$AJ$14]; 2; 0); VLOOKUP([.W18]; [.$AI$2:.$AJ$14]; 2; 0))/400*0.1" office:value-type="float" office:value="0.09275">
            <text:p>0.09275</text:p>
          </table:table-cell>
          <table:table-cell/>
          <table:table-cell office:value-type="float" office:value="15">
            <text:p>15</text:p>
          </table:table-cell>
          <table:table-cell table:formula="of:=MIN([.Z18]; 120) / 120 * 0.05" office:value-type="float" office:value="0.00625">
            <text:p>0.00625</text:p>
          </table:table-cell>
          <table:table-cell/>
          <table:table-cell table:style-name="ce14" table:formula="of:=[.J18] + [.O18] + [.R18] + [.X18] + [.AA18]" office:value-type="float" office:value="0.869375">
            <text:p>0.86938</text:p>
          </table:table-cell>
          <table:table-cell table:style-name="ce17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B">
            <text:p>B</text:p>
          </table:table-cell>
          <table:table-cell table:style-name="ce17" office:value-type="string">
            <text:p>B</text:p>
          </table:table-cell>
          <table:table-cell table:style-name="ce16" table:formula="of:=VLOOKUP([.AD18]; [.$AL$2:.$AM$14]; 2; 0)" office:value-type="float" office:value="3">
            <text:p>3</text:p>
          </table:table-cell>
          <table:table-cell table:style-name="ce16" table:formula="of:=VLOOKUP([.AE18]; [.$AL$2:.$AM$14]; 2; 0)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9"/>
        </table:table-row>
        <table:table-row table:style-name="ro1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3"/>
          <table:table-cell table:style-name="ce13" table:formula="of:=AVERAGE([.AC2:.AC15])" office:value-type="float" office:value="0.866172619047619">
            <text:p>0.86617</text:p>
          </table:table-cell>
          <table:table-cell table:style-name="ce17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B">
            <text:p>B</text:p>
          </table:table-cell>
          <table:table-cell table:style-name="ce17"/>
          <table:table-cell table:style-name="ce17" table:formula="of:=AVERAGE([.AF2:.AF18])" office:value-type="float" office:value="2.98235294117647">
            <text:p>2.9823529412</text:p>
          </table:table-cell>
          <table:table-cell table:style-name="ce17" table:formula="of:=AVERAGE([.AG2:.AG15])" office:value-type="float" office:value="3.19285714285714">
            <text:p>3.1928571429</text:p>
          </table:table-cell>
          <table:table-cell table:number-columns-repeated="991"/>
        </table:table-row>
        <table:table-row table:style-name="ro1" table:number-rows-repeated="8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9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/00/0000</text:date>, <text:time style:data-style-name="N2" text:time-value="0000-00-00T16:38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3-05-12T19:26:45</dc:date>
    <dc:creator>Gregory Kapfhammer</dc:creator>
    <meta:editing-duration>P5DT21H10M39S</meta:editing-duration>
    <meta:editing-cycles>159</meta:editing-cycles>
    <meta:generator>LibreOffice/3.6$Linux_x86 LibreOffice_project/360m1$Build-2</meta:generator>
    <meta:printed-by>Gregory Kapfhammer</meta:printed-by>
    <meta:print-date>2012-12-31T15:26:41</meta:print-date>
    <meta:document-statistic meta:table-count="1" meta:cell-count="565" meta:object-count="0"/>
  </office:meta>
</office:document-meta>
</file>